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84cm"/>
    </style:style>
    <style:style style:name="co2" style:family="table-column">
      <style:table-column-properties fo:break-before="auto" style:column-width="5.816cm"/>
    </style:style>
    <style:style style:name="co3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3.434cm"/>
    </style:style>
    <style:style style:name="co5" style:family="table-column">
      <style:table-column-properties fo:break-before="auto" style:column-width="3.614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31">
      <style:table-cell-properties style:rotation-align="none"/>
    </style:style>
    <style:style style:name="ce4" style:family="table-cell" style:parent-style-name="Default" style:data-style-name="N109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Low-cost Open-source Robotics Education (LORE) k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nit Cost (NZD)</text:p>
          </table:table-cell>
          <table:table-cell table:style-name="ce1" office:value-type="string" calcext:value-type="string">
            <text:p>Total Cost (NZD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xie Mox-M38-360 Motors</text:p>
          </table:table-cell>
          <table:table-cell office:value-type="string" calcext:value-type="string">
            <text:p>Low Price RC</text:p>
          </table:table-cell>
          <table:table-cell table:formula="of:=4*24" office:value-type="float" office:value="96" calcext:value-type="float">
            <text:p>96</text:p>
          </table:table-cell>
          <table:table-cell table:style-name="ce3" office:value-type="float" office:value="5" calcext:value-type="float">
            <text:p>$5.00</text:p>
          </table:table-cell>
          <table:table-cell table:style-name="ce3" table:formula="of:=[.C5]*[.D5]" office:value-type="float" office:value="480" calcext:value-type="float">
            <text:p>$4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DF per robot kit</text:p>
          </table:table-cell>
          <table:table-cell office:value-type="string" calcext:value-type="string">
            <text:p>Mitre 10 Meg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0" calcext:value-type="float">
            <text:p>$20.00</text:p>
          </table:table-cell>
          <table:table-cell table:style-name="ce3" table:formula="of:=[.C6]*[.D6]" office:value-type="float" office:value="40" calcext:value-type="float">
            <text:p>$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CD 16x02</text:p>
          </table:table-cell>
          <table:table-cell office:value-type="string" calcext:value-type="string">
            <text:p>Ebay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3" calcext:value-type="float">
            <text:p>$3.00</text:p>
          </table:table-cell>
          <table:table-cell table:style-name="ce3" table:formula="of:=[.C7]*[.D7]" office:value-type="float" office:value="90" calcext:value-type="float">
            <text:p>$9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 Uno Rev. 3</text:p>
          </table:table-cell>
          <table:table-cell office:value-type="string" calcext:value-type="string">
            <text:p>Ebay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2" calcext:value-type="float">
            <text:p>$12.00</text:p>
          </table:table-cell>
          <table:table-cell table:style-name="ce3" table:formula="of:=[.C8]*[.D8]" office:value-type="float" office:value="360" calcext:value-type="float">
            <text:p>$3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rasonic Sensors</text:p>
          </table:table-cell>
          <table:table-cell office:value-type="string" calcext:value-type="string">
            <text:p>Ebay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7" calcext:value-type="float">
            <text:p>$17.00</text:p>
          </table:table-cell>
          <table:table-cell table:style-name="ce3" table:formula="of:=[.C9]*[.D9]" office:value-type="float" office:value="153" calcext:value-type="float">
            <text:p>$153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string" calcext:value-type="string">
            <text:p>Ebay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$4.00</text:p>
          </table:table-cell>
          <table:table-cell table:style-name="ce3" table:formula="of:=[.C10]*[.D10]" office:value-type="float" office:value="20" calcext:value-type="float">
            <text:p>$2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er Pins</text:p>
          </table:table-cell>
          <table:table-cell office:value-type="string" calcext:value-type="string">
            <text:p>Ebay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$2.00</text:p>
          </table:table-cell>
          <table:table-cell table:style-name="ce3" table:formula="of:=[.C11]*[.D11]" office:value-type="float" office:value="12" calcext:value-type="float">
            <text:p>$12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-DC LM2596 Converter</text:p>
          </table:table-cell>
          <table:table-cell office:value-type="string" calcext:value-type="string">
            <text:p>Ebay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" calcext:value-type="float">
            <text:p>$2.00</text:p>
          </table:table-cell>
          <table:table-cell table:style-name="ce3" table:formula="of:=[.C12]*[.D12]" office:value-type="float" office:value="60" calcext:value-type="float">
            <text:p>$6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ase </text:p>
          </table:table-cell>
          <table:table-cell office:value-type="string" calcext:value-type="string">
            <text:p>Ebay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" calcext:value-type="float">
            <text:p>$3.00</text:p>
          </table:table-cell>
          <table:table-cell table:style-name="ce3" table:formula="of:=[.C13]*[.D13]" office:value-type="float" office:value="90" calcext:value-type="float">
            <text:p>$9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Seed Studio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" calcext:value-type="float">
            <text:p>$100.00</text:p>
          </table:table-cell>
          <table:table-cell table:style-name="ce3" table:formula="of:=[.C14]*[.D14]" office:value-type="float" office:value="100" calcext:value-type="float">
            <text:p>$1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* 15 Nuts and Bolts</text:p>
          </table:table-cell>
          <table:table-cell office:value-type="string" calcext:value-type="string">
            <text:p>EDL/Mitre 10 Mega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" calcext:value-type="float">
            <text:p>$5.00</text:p>
          </table:table-cell>
          <table:table-cell table:style-name="ce3" table:formula="of:=[.C15]*[.D15]" office:value-type="float" office:value="40" calcext:value-type="float">
            <text:p>$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Mitre 10 Mega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" calcext:value-type="float">
            <text:p>$10.00</text:p>
          </table:table-cell>
          <table:table-cell table:style-name="ce3" table:formula="of:=[.C16]*[.D16]" office:value-type="float" office:value="40" calcext:value-type="float">
            <text:p>$4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The Warehous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$40.00</text:p>
          </table:table-cell>
          <table:table-cell table:style-name="ce3" table:formula="of:=[.C17]*[.D17]" office:value-type="float" office:value="40" calcext:value-type="float">
            <text:p>$4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Material Cost:</text:p>
          </table:table-cell>
          <table:table-cell table:style-name="ce3" table:formula="of:=SUM([.E5:.E17])" office:value-type="float" office:value="1525" calcext:value-type="float">
            <text:p>$1,525.0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Beginner Kits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35" calcext:value-type="float">
            <text:p>$35.00</text:p>
          </table:table-cell>
          <table:table-cell table:style-name="ce4" table:formula="of:=[.C21]*[.D21]" office:value-type="float" office:value="560" calcext:value-type="float">
            <text:p>$560.00</text:p>
          </table:table-cell>
          <table:table-cell table:style-name="ce2" office:value-type="string" calcext:value-type="string">
            <text:p>Cost:</text:p>
          </table:table-cell>
          <table:table-cell table:style-name="ce3" table:formula="of:=[.E19]/[.C25]+[.D21]" office:value-type="float" office:value="98.5416666666667" calcext:value-type="float">
            <text:p>$98.54</text:p>
          </table:table-cell>
          <table:table-cell table:style-name="ce1" office:value-type="string" calcext:value-type="string">
            <text:p>RRP:</text:p>
          </table:table-cell>
          <table:table-cell table:style-name="ce4" office:value-type="float" office:value="150" calcext:value-type="float">
            <text:p>$1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mediate Kits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20" calcext:value-type="float">
            <text:p>$20.00</text:p>
          </table:table-cell>
          <table:table-cell table:style-name="ce4" table:formula="of:=[.C22]*[.D22]" office:value-type="float" office:value="160" calcext:value-type="float">
            <text:p>$160.00</text:p>
          </table:table-cell>
          <table:table-cell/>
          <table:table-cell table:style-name="ce3" table:formula="of:=[.E19]/[.C25]+[.D22]" office:value-type="float" office:value="83.5416666666667" calcext:value-type="float">
            <text:p>$83.54</text:p>
          </table:table-cell>
          <table:table-cell/>
          <table:table-cell table:style-name="ce4" office:value-type="float" office:value="125" calcext:value-type="float">
            <text:p>$12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anced Kit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office:value-type="float" office:value="5" calcext:value-type="float">
            <text:p>$5.00</text:p>
          </table:table-cell>
          <table:table-cell table:style-name="ce4" table:formula="of:=[.C23]*[.D23]" office:value-type="float" office:value="0" calcext:value-type="float">
            <text:p>$0.00</text:p>
          </table:table-cell>
          <table:table-cell/>
          <table:table-cell table:style-name="ce3" table:formula="of:=[.E19]/[.C25]+[.D23]" office:value-type="float" office:value="68.5416666666667" calcext:value-type="float">
            <text:p>$68.54</text:p>
          </table:table-cell>
          <table:table-cell/>
          <table:table-cell table:style-name="ce4" office:value-type="float" office:value="100" calcext:value-type="float">
            <text:p>$100.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 Kits:</text:p>
          </table:table-cell>
          <table:table-cell table:formula="of:=SUM([.C21:.C23])" office:value-type="float" office:value="24" calcext:value-type="float">
            <text:p>24</text:p>
          </table:table-cell>
          <table:table-cell table:style-name="ce2" office:value-type="string" calcext:value-type="string">
            <text:p>Time Cost:</text:p>
          </table:table-cell>
          <table:table-cell table:style-name="ce3" table:formula="of:=SUM([.E21:.E22])" office:value-type="float" office:value="720" calcext:value-type="float">
            <text:p>$720.00</text:p>
          </table:table-cell>
          <table:table-cell table:number-columns-repeated="2"/>
          <table:table-cell table:style-name="ce1" office:value-type="string" calcext:value-type="string">
            <text:p>Total Sales:</text:p>
          </table:table-cell>
          <table:table-cell table:style-name="ce4" table:formula="of:=[.C21]*[.I21]+[.C22]*[.I22]+[.C23]*[.I23]" office:value-type="float" office:value="3400" calcext:value-type="float">
            <text:p>$3,400.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Total Cost:</text:p>
          </table:table-cell>
          <table:table-cell table:style-name="ce3" table:formula="of:=SUM([.E19]+[.E25])" office:value-type="float" office:value="2245" calcext:value-type="float">
            <text:p>$2,245.00</text:p>
          </table:table-cell>
          <table:table-cell table:number-columns-repeated="2"/>
          <table:table-cell table:style-name="ce1" office:value-type="string" calcext:value-type="string">
            <text:p>Total Profit:</text:p>
          </table:table-cell>
          <table:table-cell table:style-name="ce4" table:formula="of:=[.I25]-[.E27]" office:value-type="float" office:value="1155" calcext:value-type="float">
            <text:p>$1,155.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Moxie M38-360 Analog Plastic Standard 360° Servo For FPV [MOX-M38-360] - $4.08USD$3.40USD Low Price RC Limi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lowpricerc.com/product_info.php/moxie-m38-360-analog-plastic-standard-360%C3%82%C2%B0-servo-for-fpv-p-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duino Uno R3 Official Board Rev 3 Sense and Control LEDs Robots Electronics | eB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ebay.com/itm/Arduino-Uno-R3-Official-Board-Rev-3-Sense-and-Control-LEDs-Robots-Electronics-/360580350466?pt=UK_Computing_Other_Computing_Networking&amp;hash=item53f443820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w DC DC LM2596 Step Down Adjustable Power Supply Module Converter DC 1 3V 35V | eB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ebay.com/itm/New-DC-DC-LM2596-Step-Down-Adjustable-Power-Supply-Module-Converter-DC-1-3V-35V-/380755874794?pt=LH_DefaultDomain_0&amp;hash=item58a6d193e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0x Tact Tactile Push Button Switch Momentary DIP Through Hole 4pin 12x12x4 3mm | eB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ebay.com/itm/50x-Tact-Tactile-Push-Button-Switch-Momentary-DIP-Through-Hole-4pin-12x12x4-3mm-/281245791277?pt=LH_DefaultDomain_0&amp;hash=item417b8e342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 x Ultrasonic Module HC SR04 Distance Measuring Transducer Sensor for Arduino | eB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ebay.com/itm/10-x-Ultrasonic-Module-HC-SR04-Distance-Measuring-Transducer-Sensor-for-Arduino-/130705106799?pt=LH_DefaultDomain_0&amp;hash=item1e6ea1a76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pcs 40pin 2 54mm Single Row Straight Male Pin Header Strip PBC Ardunio | eB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ebay.com/itm/10PCS-40Pin-2-54mm-Single-Row-Straight-Male-Pin-Header-Strip-PBC-Ardunio-/180974247480?pt=LH_DefaultDomain_0&amp;hash=item2a22e7de3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A Battery Case 6XAA 6 AA 9V Battery Holder Battery Box with Wire Plug 5 5 2 1mm | eB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ebay.com/itm/AA-Battery-Case-6XAA-6-AA-9V-Battery-Holder-Battery-Box-With-Wire-Plug-5-5-2-1mm-/231103696144?pt=LH_DefaultDomain_0&amp;hash=item35ceda8d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02 16x2 HD44780 Character LCD Display Module LCM Blue Blacklight New 2014 | eB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ebay.com/itm/1602-16x2-HD44780-Character-LCD-Display-Module-LCM-blue-blacklight-New-2014-/181295337227?pt=LH_DefaultDomain_0&amp;hash=item2a360b4f0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A Battery Case 6XAA 6 AA 9V Battery Holder Battery Box with Wire Plug 5 5 2 1mm | eB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ebay.com/itm/AA-Battery-Case-6XAA-6-AA-9V-Battery-Holder-Battery-Box-With-Wire-Plug-5-5-2-1mm-/231103696144?pt=LH_DefaultDomain_0&amp;hash=item35ceda8d10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text>$</number:text>
      <number:number number:decimal-places="2" number:min-decimal-places="2" number:min-integer-digits="1" number:grouping="true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currency-style style:name="N126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4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2" style:volatile="true">
      <number:text> </number:text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09P0" style:volatile="true">
      <number:text>$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/>
      <number:text>/</number:text>
      <number:month number:style="long"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zer Noble</meta:initial-creator>
    <dc:creator>Frazer Noble</dc:creator>
    <meta:creation-date>2014-05-21T01:56:21</meta:creation-date>
    <dc:date>2014-06-22T04:30:48</dc:date>
    <meta:generator>LibreOffice/7.3.6.2$Linux_X86_64 LibreOffice_project/30$Build-2</meta:generator>
    <meta:document-statistic meta:table-count="1" meta:cell-count="121" meta:object-count="0"/>
    <meta:user-defined meta:name="AppVersion">15.0300</meta:user-defined>
  </office:meta>
</office:document-meta>
</file>